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8.026cm" fo:margin-left="0.161cm" fo:margin-right="8.814cm" table:align="margins"/>
    </style:style>
    <style:style style:name="表24.A" style:family="table-column">
      <style:table-column-properties style:column-width="1.258cm" style:rel-column-width="10269*"/>
    </style:style>
    <style:style style:name="表24.B" style:family="table-column">
      <style:table-column-properties style:column-width="6.768cm" style:rel-column-width="55266*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B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9.46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6.205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5.821cm" fo:margin-left="0.161cm" fo:margin-right="11.019cm" table:align="margins"/>
    </style:style>
    <style:style style:name="表23.A" style:family="table-column">
      <style:table-column-properties style:column-width="2.845cm" style:rel-column-width="32032*"/>
    </style:style>
    <style:style style:name="表23.B" style:family="table-column">
      <style:table-column-properties style:column-width="2.976cm" style:rel-column-width="33503*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B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8.026cm" fo:margin-left="0.161cm" fo:margin-right="8.814cm" table:align="margins"/>
    </style:style>
    <style:style style:name="表25.A" style:family="table-column">
      <style:table-column-properties style:column-width="1.258cm" style:rel-column-width="10269*"/>
    </style:style>
    <style:style style:name="表25.B" style:family="table-column">
      <style:table-column-properties style:column-width="6.768cm" style:rel-column-width="55266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able_20_Contents" style:list-style-name="L2">
      <style:text-properties style:font-name="Arial1" fo:font-size="11pt" style:language-asian="ja" style:country-asian="JP"/>
    </style:style>
    <style:style style:name="P39" style:family="paragraph" style:parent-style-name="Table_20_Contents" style:list-style-name="L3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 style:language-asian="ja" style:country-asian="JP"/>
    </style:style>
    <style:style style:name="P41" style:family="paragraph" style:parent-style-name="Table_20_Contents" style:list-style-name="L4">
      <style:text-properties style:font-name="Arial1" fo:font-size="11pt"/>
    </style:style>
    <style:style style:name="P42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4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6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" fo:font-size="12pt" style:font-name-asian="Arial" style:font-size-asian="12pt" style:font-size-complex="12pt"/>
    </style:style>
    <style:style style:name="T22" style:family="text">
      <style:text-properties style:font-name="Arial2" fo:font-size="12pt" fo:language="ja" fo:country="JP" fo:font-style="normal" fo:font-weight="normal" fo:background-color="transparent"/>
    </style:style>
    <style:style style:name="T23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3">ドラム缶の向こうに、一軒家が建ってます。その写真は、今回は撮り忘れました。埋め合わせに、去年撮った写真、添付します（</text:span><text:span text:style-name="T22">19.54.jpg</text:span><text:span text:style-name="T23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また、休みにしようと考えております。キャンプの手伝い、土日に入れてます。キャンセルが入るかも知れません。今週のように、空いてます、という連絡、いたします。</text:p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願います。</text:p>
      <text:p text:style-name="P10">（来週はキャンプなしで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18 水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扶桑電気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まごころタウン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１４：４５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P28">１．小町さんの分もあり（府中）</text:p>
            <text:p text:style-name="P20"><text:span text:style-name="T21">２．お客さんのサイン。最後に対面して挨拶したとき、うっかり、もらうのを忘れてしまいました。終了時間について、実時間ではなく、定時の１７時にし</text:span><text:soft-page-break/><text:span text:style-name="T21">てほしい、とおっしゃって、自分はすでに実時間を書いてしまっていて、扶桑の人がご自分で書き直して、等々をやってたらそのままでした。帰り途中、扶桑のその方から電話をいただいて、気づきました。その方も、どうしましょうか？とお困りで、持ち帰り致しますと伝えました。</text:span>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27（金）</text:p>
          </table:table-cell>
          <table:table-cell table:style-name="表18.B1" office:value-type="string">
            <text:p text:style-name="P27">8/28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16(月) ~ 2021.8.22(日)</text:p>
          </table:table-cell>
        </table:table-row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16(月) ~ 2021.8.22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書類の提出です。</text:span>よろしくお願いします。</text:p>
      <text:p text:style-name="P7"><text:span text:style-name="T14">暑いものです。</text:span>お疲れさまです。</text:p>
      <text:p text:style-name="P10">（交通費申請は、別途で提出しま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6">1</text:p>
          </table:table-cell>
          <table:table-cell table:style-name="表20.A1" office:value-type="string">
            <text:p text:style-name="P26">作業日</text:p>
          </table:table-cell>
          <table:table-cell table:style-name="表20.C1" office:value-type="string">
            <text:p text:style-name="P28">8/27 金曜日</text:p>
          </table:table-cell>
        </table:table-row>
        <table:table-row>
          <table:table-cell table:style-name="表20.A2" office:value-type="string">
            <text:p text:style-name="P26">2</text:p>
          </table:table-cell>
          <table:table-cell table:style-name="表20.A2" office:value-type="string">
            <text:p text:style-name="P26">発注者</text:p>
          </table:table-cell>
          <table:table-cell table:style-name="表20.C2" office:value-type="string">
            <text:p text:style-name="P28">丸電工業</text:p>
          </table:table-cell>
        </table:table-row>
        <table:table-row>
          <table:table-cell table:style-name="表20.A2" office:value-type="string">
            <text:p text:style-name="P26">3</text:p>
          </table:table-cell>
          <table:table-cell table:style-name="表20.A2" office:value-type="string">
            <text:p text:style-name="P26">工事件名</text:p>
          </table:table-cell>
          <table:table-cell table:style-name="表20.C2" office:value-type="string">
            <text:p text:style-name="P28">目黒区中目黒プロジェクト</text:p>
          </table:table-cell>
        </table:table-row>
        <table:table-row>
          <table:table-cell table:style-name="表20.A2" office:value-type="string">
            <text:p text:style-name="P26">4</text:p>
          </table:table-cell>
          <table:table-cell table:style-name="表20.A2" office:value-type="string">
            <text:p text:style-name="P26">作業時間</text:p>
          </table:table-cell>
          <table:table-cell table:style-name="表2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20.A2" office:value-type="string">
            <text:p text:style-name="P26">5</text:p>
          </table:table-cell>
          <table:table-cell table:style-name="表20.A2" office:value-type="string">
            <text:p text:style-name="P26">備考</text:p>
          </table:table-cell>
          <table:table-cell table:style-name="表2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9/3（金）</text:p>
          </table:table-cell>
          <table:table-cell table:style-name="表21.B1" office:value-type="string">
            <text:p text:style-name="P27">9/4（土）</text:p>
          </table:table-cell>
        </table:table-row>
        <table:table-row>
          <table:table-cell table:style-name="表21.A2" office:value-type="string">
            <text:p text:style-name="P25">○</text:p>
          </table:table-cell>
          <table:table-cell table:style-name="表21.B2" office:value-type="string">
            <text:p text:style-name="P25">○</text:p>
          </table:table-cell>
        </table:table-row>
      </table:table>
      <text:p text:style-name="P34"><text:soft-page-break/></text:p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4">どうも</text:span>お疲れさまです。交通費の申請書です<text:span text:style-name="T14">。</text:span></text:p>
      <text:p text:style-name="P7">よろしく願い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交通費申請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期間</text:p>
          </table:table-cell>
          <table:table-cell table:style-name="表24.B1" office:value-type="string">
            <text:p text:style-name="P24"><text:s text:c="2"/>2021.8.23(月) ~ 2021.8.29(日)</text:p>
          </table:table-cell>
        </table:table-row>
        <table:table-row>
          <table:table-cell table:style-name="表24.A2" office:value-type="string">
            <text:p text:style-name="P21">合計</text:p>
          </table:table-cell>
          <table:table-cell table:style-name="表24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P26">1</text:p>
          </table:table-cell>
          <table:table-cell table:style-name="表22.A1" office:value-type="string">
            <text:p text:style-name="P26">作業日</text:p>
          </table:table-cell>
          <table:table-cell table:style-name="表22.C1" office:value-type="string">
            <text:p text:style-name="P28">9/XX XX曜日</text:p>
          </table:table-cell>
        </table:table-row>
        <table:table-row>
          <table:table-cell table:style-name="表22.A2" office:value-type="string">
            <text:p text:style-name="P26">2</text:p>
          </table:table-cell>
          <table:table-cell table:style-name="表22.A2" office:value-type="string">
            <text:p text:style-name="P26">発注者</text:p>
          </table:table-cell>
          <table:table-cell table:style-name="表22.C2" office:value-type="string">
            <text:p text:style-name="P28">XXX（XXX）</text:p>
          </table:table-cell>
        </table:table-row>
        <table:table-row>
          <table:table-cell table:style-name="表22.A2" office:value-type="string">
            <text:p text:style-name="P26">3</text:p>
          </table:table-cell>
          <table:table-cell table:style-name="表22.A2" office:value-type="string">
            <text:p text:style-name="P26">工事件名</text:p>
          </table:table-cell>
          <table:table-cell table:style-name="表22.C2" office:value-type="string">
            <text:p text:style-name="P28">XXX</text:p>
          </table:table-cell>
        </table:table-row>
        <table:table-row>
          <table:table-cell table:style-name="表22.A2" office:value-type="string">
            <text:p text:style-name="P26">4</text:p>
          </table:table-cell>
          <table:table-cell table:style-name="表22.A2" office:value-type="string">
            <text:p text:style-name="P26">作業時間</text:p>
          </table:table-cell>
          <table:table-cell table:style-name="表22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22.A2" office:value-type="string">
            <text:p text:style-name="P26">5</text:p>
          </table:table-cell>
          <table:table-cell table:style-name="表22.A2" office:value-type="string">
            <text:p text:style-name="P26">備考</text:p>
          </table:table-cell>
          <table:table-cell table:style-name="表22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9/XX（金）</text:p>
          </table:table-cell>
          <table:table-cell table:style-name="表23.B1" office:value-type="string">
            <text:p text:style-name="P27">9/XX（土）</text:p>
          </table:table-cell>
        </table:table-row>
        <table:table-row>
          <table:table-cell table:style-name="表23.A2" office:value-type="string">
            <text:p text:style-name="P25">○</text:p>
          </table:table-cell>
          <table:table-cell table:style-name="表23.B2" office:value-type="string">
            <text:p text:style-name="P25">○</text:p>
          </table:table-cell>
        </table:table-row>
      </table:table>
      <text:p text:style-name="P32">③ 交通費申請</text:p>
      <table:table table:name="表25" table:style-name="表25">
        <table:table-column table:style-name="表25.A"/>
        <table:table-column table:style-name="表25.B"/>
        <text:soft-page-break/>
        <table:table-row>
          <table:table-cell table:style-name="表25.A1" office:value-type="string">
            <text:p text:style-name="P23">期間</text:p>
          </table:table-cell>
          <table:table-cell table:style-name="表25.B1" office:value-type="string">
            <text:p text:style-name="P24"><text:s text:c="2"/>2021.9.XX(月) ~ 2021.9.XX(日)</text:p>
          </table:table-cell>
        </table:table-row>
        <table:table-row>
          <table:table-cell table:style-name="表25.A2" office:value-type="string">
            <text:p text:style-name="P21">合計</text:p>
          </table:table-cell>
          <table:table-cell table:style-name="表25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9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9/XX（金）</text:p>
          </table:table-cell>
          <table:table-cell table:style-name="表38.B1" office:value-type="string">
            <text:p text:style-name="P27">9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9.XX(月) ~ 2021.9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<text:soft-page-break/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6324268024617624192" text:style-name="L1">
        <text:list-item>
          <text:p text:style-name="P56">image file</text:p>
          <text:list>
            <text:list-item>
              <text:p text:style-name="P56">copy to : C:\WORKS_2\WS\WS_Others\towa_corpo</text:p>
            </text:list-item>
            <text:list-item>
              <text:p text:style-name="P56">change → file name</text:p>
            </text:list-item>
            <text:list-item>
              <text:p text:style-name="P56">DUP</text:p>
            </text:list-item>
            <text:list-item>
              <text:p text:style-name="P56">open the orig with paint</text:p>
            </text:list-item>
            <text:list-item>
              <text:p text:style-name="P56">change size → 25 % (<office:annotation office:name="__Annotation__14902_534617985"><dc:creator>iwabuchi ken</dc:creator><dc:date>2020-02-03T15:01:30.46</dc:date><text:p text:style-name="P66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56">close paint</text:p>
            </text:list-item>
          </text:list>
        </text:list-item>
        <text:list-item>
          <text:p text:style-name="P57">email<text:span text:style-name="T16"> </text:span><text:span text:style-name="T15">###</text:span></text:p>
          <text:list>
            <text:list-item>
              <text:p text:style-name="P57">C – N (new mail)</text:p>
            </text:list-item>
            <text:list-item>
              <text:p text:style-name="P57"><text:soft-page-break/>attach image file</text:p>
            </text:list-item>
            <text:list-item>
              <text:p text:style-name="P57">open in-mail image file</text:p>
            </text:list-item>
            <text:list-item>
              <text:p text:style-name="P57">validate</text:p>
              <text:list>
                <text:list-item>
                  <text:p text:style-name="P57">終了時刻</text:p>
                </text:list-item>
                <text:list-item>
                  <text:p text:style-name="P57">職長サイン</text:p>
                </text:list-item>
              </text:list>
            </text:list-item>
          </text:list>
        </text:list-item>
        <text:list-item>
          <text:p text:style-name="P56">doc</text:p>
          <text:list>
            <text:list-item>
              <text:p text:style-name="P56">prev lines → DUP</text:p>
            </text:list-item>
            <text:list-item>
              <text:p text:style-name="P56">enter data</text:p>
              <text:list>
                <text:list-item>
                  <text:p text:style-name="P57">作業について</text:p>
                  <text:list>
                    <text:list-item>
                      <text:p text:style-name="P56">作業日</text:p>
                    </text:list-item>
                    <text:list-item>
                      <text:p text:style-name="P56">発注者</text:p>
                    </text:list-item>
                    <text:list-item>
                      <text:p text:style-name="P56">工事件名</text:p>
                    </text:list-item>
                    <text:list-item>
                      <text:p text:style-name="P57">作業時間</text:p>
                    </text:list-item>
                  </text:list>
                </text:list-item>
                <text:list-item>
                  <text:p text:style-name="P57">タイトル文字列</text:p>
                </text:list-item>
              </text:list>
            </text:list-item>
          </text:list>
        </text:list-item>
        <text:list-item>
          <text:p text:style-name="P51">email</text:p>
          <text:list>
            <text:list-item>
              <text:p text:style-name="P51">C/P</text:p>
              <text:list>
                <text:list-item>
                  <text:p text:style-name="P52">本文</text:p>
                </text:list-item>
                <text:list-item>
                  <text:p text:style-name="P51">subject</text:p>
                </text:list-item>
              </text:list>
            </text:list-item>
            <text:list-item>
              <text:p text:style-name="P51">validate</text:p>
              <text:list>
                <text:list-item>
                  <text:p text:style-name="P56">作業日</text:p>
                </text:list-item>
                <text:list-item>
                  <text:p text:style-name="P56">発注者</text:p>
                </text:list-item>
                <text:list-item>
                  <text:p text:style-name="P56">工事件名</text:p>
                </text:list-item>
                <text:list-item>
                  <text:p text:style-name="P57">作業時間</text:p>
                </text:list-item>
              </text:list>
            </text:list-item>
            <text:list-item>
              <text:p text:style-name="P52">F6 (“To”) → “yoko” &gt; Ret</text:p>
            </text:list-item>
            <text:list-item>
              <text:p text:style-name="P52">C – Ret (send)</text:p>
            </text:list-item>
            <text:list-item>
              <text:p text:style-name="P52">review → sent mail</text:p>
              <text:list>
                <text:list-item>
                  <text:p text:style-name="P52"><text:soft-page-break/>送信先</text:p>
                </text:list-item>
                <text:list-item>
                  <text:p text:style-name="P52">日付</text:p>
                  <text:list>
                    <text:list-item>
                      <text:p text:style-name="P52">日報に書いた日付</text:p>
                    </text:list-item>
                    <text:list-item>
                      <text:p text:style-name="P52">メールの「件名」の日付（日報のそれと同じか？）</text:p>
                    </text:list-item>
                  </text:list>
                </text:list-item>
                <text:list-item>
                  <text:p text:style-name="P52">サイン</text:p>
                  <text:list>
                    <text:list-item>
                      <text:p text:style-name="P52">職長</text:p>
                    </text:list-item>
                    <text:list-item>
                      <text:p text:style-name="P52">発注者</text:p>
                    </text:list-item>
                  </text:list>
                </text:list-item>
                <text:list-item>
                  <text:p text:style-name="P52">時間</text:p>
                  <text:list>
                    <text:list-item>
                      <text:p text:style-name="P52">開始</text:p>
                    </text:list-item>
                    <text:list-item>
                      <text:p text:style-name="P5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doc</text:p>
          <text:list>
            <text:list-item>
              <text:p text:style-name="P52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8484466683946068459" text:style-name="L2">
              <text:list-item>
                <text:p text:style-name="P38">copy</text:p>
                <text:list>
                  <text:list-item>
                    <text:p text:style-name="P38">from C:\WORKS_2\WS\WS_Cake_IFM11\iphone_to_upload</text:p>
                  </text:list-item>
                  <text:list-item>
                    <text:p text:style-name="P38">to <text:s/>==&gt; C:\WORKS_2\WS\WS_Others\towa_corpo</text:p>
                  </text:list-item>
                </text:list>
              </text:list-item>
              <text:list-item>
                <text:p text:style-name="P38">name ==&gt; change</text:p>
                <text:list>
                  <text:list-item>
                    <text:p text:style-name="P38">【作業員　岩淵謙 <text:s/>日報連絡】 2020.7.4.土 2020.7.6.月.jpg</text:p>
                  </text:list-item>
                </text:list>
              </text:list-item>
              <text:list-item>
                <text:p text:style-name="P38">open file (f1)</text:p>
              </text:list-item>
              <text:list-item>
                <text:p text:style-name="P38">DUP</text:p>
              </text:list-item>
              <text:list-item>
                <text:p text:style-name="P38">f1 ==&gt; paint</text:p>
              </text:list-item>
              <text:list-item>
                <text:p text:style-name="P38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7211365185943061225" text:style-name="L3">
              <text:list-item>
                <text:p text:style-name="P39">DUP : 交通費請求書.用紙.orig.jpg</text:p>
              </text:list-item>
              <text:list-item>
                <text:p text:style-name="P39">name ==&gt; change : 【作業員　岩淵謙 <text:s/>交通費請求書】 2020.7.6(月) ~ 2020.7.12(日).jpg</text:p>
              </text:list-item>
              <text:list-item>
                <text:p text:style-name="P39">open file</text:p>
              </text:list-item>
              <text:list-item>
                <text:p text:style-name="P39">M – o &gt; ↓ &gt; Ret (paint)</text:p>
              </text:list-item>
              <text:list-item>
                <text:p text:style-name="P39">入力</text:p>
              </text:list-item>
              <text:list-item>
                <text:p text:style-name="P39">DUP</text:p>
              </text:list-item>
              <text:list-item>
                <text:p text:style-name="P39">M – o &gt; “70” &gt; Ret (size change)</text:p>
              </text:list-item>
              <text:list-item>
                <text:p text:style-name="P39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4567014470161649102" text:style-name="L4">
              <text:list-item>
                <text:p text:style-name="P41">start mailer</text:p>
              </text:list-item>
              <text:list-item>
                <text:p text:style-name="P41">new mail</text:p>
              </text:list-item>
              <text:list-item>
                <text:p text:style-name="P41">C – S – a &gt; choose file &gt; Ret (append)</text:p>
              </text:list-item>
              <text:list-item>
                <text:p text:style-name="P41">open ==&gt; appended files (<text:span text:style-name="T14">日報、交通費)</text:span></text:p>
              </text:list-item>
              <text:list-item>
                <text:p text:style-name="P40">C/P</text:p>
                <text:list>
                  <text:list-item>
                    <text:p text:style-name="P40">本文</text:p>
                  </text:list-item>
                  <text:list-item>
                    <text:p text:style-name="P40">タイトル</text:p>
                  </text:list-item>
                </text:list>
              </text:list-item>
              <text:list-item>
                <text:p text:style-name="P40">“send” : “yoko” &gt; Ret (autofill)</text:p>
              </text:list-item>
              <text:list-item>
                <text:p text:style-name="P40">validate</text:p>
                <text:list>
                  <text:list-item>
                    <text:p text:style-name="P40">append ==&gt; 2 files</text:p>
                  </text:list-item>
                  <text:list-item>
                    <text:p text:style-name="P40">subject</text:p>
                    <text:list>
                      <text:list-item>
                        <text:p text:style-name="P40">期間</text:p>
                      </text:list-item>
                      <text:list-item>
                        <text:p text:style-name="P40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0">C – Ret (send)</text:p>
              </text:list-item>
              <text:list-item>
                <text:p text:style-name="P40">validate</text:p>
                <text:list>
                  <text:list-item>
                    <text:p text:style-name="P40">attached files</text:p>
                  </text:list-item>
                  <text:list-item>
                    <text:p text:style-name="P40">宛先</text:p>
                  </text:list-item>
                  <text:list-item>
                    <text:p text:style-name="P40">タイトル</text:p>
                    <text:list>
                      <text:list-item>
                        <text:p text:style-name="P40">期間</text:p>
                      </text:list-item>
                      <text:list-item>
                        <text:p text:style-name="P40">内容</text:p>
                      </text:list-item>
                    </text:list>
                  </text:list-item>
                  <text:list-item>
                    <text:p text:style-name="P40">本文</text:p>
                    <text:list>
                      <text:list-item>
                        <text:p text:style-name="P40">送るものについての文。</text:p>
                      </text:list-item>
                      <text:list-item>
                        <text:p text:style-name="P40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><text:soft-page-break/></text:p>
      <text:p text:style-name="P35">-------------------------------------------------------- [STEPS : closing] 20200912_182844</text:p>
      <text:list xml:id="list1672425561526238572" text:style-name="L5">
        <text:list-item>
          <text:p text:style-name="P54">close</text:p>
          <text:list>
            <text:list-item>
              <text:p text:style-name="P54">image files</text:p>
            </text:list-item>
            <text:list-item>
              <text:p text:style-name="P54">folders</text:p>
            </text:list-item>
            <text:list-item>
              <text:p text:style-name="P54">apps</text:p>
              <text:list>
                <text:list-item>
                  <text:p text:style-name="P54">paint</text:p>
                </text:list-item>
                <text:list-item>
                  <text:p text:style-name="P54">mailer</text:p>
                </text:list-item>
              </text:list>
            </text:list-item>
          </text:list>
        </text:list-item>
        <text:list-item>
          <text:p text:style-name="P54">validate</text:p>
          <text:list>
            <text:list-item>
              <text:p text:style-name="P54">mail ==&gt; move to “sent” box</text:p>
            </text:list-item>
          </text:list>
        </text:list-item>
        <text:list-item>
          <text:p text:style-name="P54">prep next</text:p>
          <text:list>
            <text:list-item>
              <text:p text:style-name="P53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8-29T17:06:48.48</dc:date>
    <dc:creator>iwabuchi ken</dc:creator>
    <meta:editing-duration>P1DT20H14M43S</meta:editing-duration>
    <meta:editing-cycles>250</meta:editing-cycles>
    <meta:generator>OpenOffice/4.1.3$Win32 OpenOffice.org_project/413m1$Build-9783</meta:generator>
    <meta:document-statistic meta:table-count="36" meta:image-count="0" meta:object-count="0" meta:page-count="14" meta:paragraph-count="580" meta:word-count="3889" meta:character-count="8039"/>
  </office:meta>
</office:document-meta>
</file>